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Kamran" svg:font-family="IRKamran"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10b39a" officeooo:paragraph-rsid="0010b39a" style:font-name-complex="IRZar"/>
    </style:style>
    <style:style style:name="P2" style:family="paragraph" style:parent-style-name="Standard">
      <style:paragraph-properties fo:text-align="center" style:justify-single-word="false" style:writing-mode="rl-tb"/>
      <style:text-properties officeooo:rsid="0010b39a" officeooo:paragraph-rsid="0010b39a" style:font-name-complex="IRZar"/>
    </style:style>
    <style:style style:name="P3"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text-properties officeooo:rsid="000c67d9" officeooo:paragraph-rsid="0010b39a"/>
    </style:style>
    <style:style style:name="P4" style:family="paragraph" style:parent-style-name="Standard">
      <style:paragraph-properties fo:text-align="center" style:justify-single-word="false" style:writing-mode="rl-tb"/>
      <style:text-properties fo:font-size="20pt" officeooo:rsid="00140955" officeooo:paragraph-rsid="00140955" style:font-size-asian="20pt" style:font-name-complex="IRTabassom" style:font-size-complex="20pt"/>
    </style:style>
    <style:style style:name="P5" style:family="paragraph" style:parent-style-name="Standard">
      <style:paragraph-properties fo:text-align="end" style:justify-single-word="false" style:writing-mode="rl-tb"/>
      <style:text-properties fo:font-size="16pt" officeooo:rsid="004eabb3" officeooo:paragraph-rsid="004eabb3" style:font-size-asian="16pt" style:font-name-complex="IRZar" style:font-size-complex="16pt"/>
    </style:style>
    <style:style style:name="P6" style:family="paragraph" style:parent-style-name="Standard" style:list-style-name="L8">
      <style:paragraph-properties fo:text-align="end" style:justify-single-word="false" style:writing-mode="rl-tb"/>
      <style:text-properties officeooo:paragraph-rsid="00474267"/>
    </style:style>
    <style:style style:name="P7" style:family="paragraph" style:parent-style-name="Standard" style:list-style-name="L8">
      <style:paragraph-properties fo:text-align="end" style:justify-single-word="false" style:writing-mode="rl-tb"/>
      <style:text-properties officeooo:paragraph-rsid="004eabb3"/>
    </style:style>
    <style:style style:name="P8" style:family="paragraph" style:parent-style-name="Standard">
      <style:paragraph-properties fo:text-align="end" style:justify-single-word="false" style:writing-mode="rl-tb"/>
      <style:text-properties officeooo:rsid="0010b39a" officeooo:paragraph-rsid="0010b39a" style:font-name-complex="IRZar"/>
    </style:style>
    <style:style style:name="P9" style:family="paragraph" style:parent-style-name="Standard" style:list-style-name="L8">
      <style:paragraph-properties fo:text-align="end" style:justify-single-word="false" style:writing-mode="rl-tb"/>
      <style:text-properties officeooo:rsid="004eabb3" officeooo:paragraph-rsid="004eabb3"/>
    </style:style>
    <style:style style:name="P10" style:family="paragraph" style:parent-style-name="Standard" style:list-style-name="L8">
      <style:paragraph-properties fo:text-align="end" style:justify-single-word="false" style:writing-mode="rl-tb"/>
      <style:text-properties officeooo:rsid="004eabb3" officeooo:paragraph-rsid="004eabb3" style:font-name-complex="IRKamran"/>
    </style:style>
    <style:style style:name="P11" style:family="paragraph" style:parent-style-name="Standard" style:list-style-name="L8">
      <style:paragraph-properties fo:text-align="end" style:justify-single-word="false" style:writing-mode="rl-tb"/>
      <style:text-properties officeooo:rsid="00505607" officeooo:paragraph-rsid="00505607" style:font-name-complex="IRKamran"/>
    </style:style>
    <style:style style:name="P12" style:family="paragraph" style:parent-style-name="Standard" style:list-style-name="L8">
      <style:paragraph-properties fo:text-align="end" style:justify-single-word="false" style:writing-mode="rl-tb"/>
      <style:text-properties officeooo:rsid="00505607" officeooo:paragraph-rsid="00505607"/>
    </style:style>
    <style:style style:name="P13" style:family="paragraph" style:parent-style-name="Standard" style:list-style-name="L8">
      <style:paragraph-properties fo:text-align="end" style:justify-single-word="false" style:writing-mode="rl-tb"/>
      <style:text-properties officeooo:rsid="00507fef" officeooo:paragraph-rsid="00507fef"/>
    </style:style>
    <style:style style:name="P14" style:family="paragraph" style:parent-style-name="Standard" style:list-style-name="L8">
      <style:paragraph-properties fo:text-align="end" style:justify-single-word="false" style:writing-mode="rl-tb"/>
      <style:text-properties officeooo:rsid="00523d56" officeooo:paragraph-rsid="00523d56"/>
    </style:style>
    <style:style style:name="P15" style:family="paragraph" style:parent-style-name="Standard" style:list-style-name="L8">
      <style:paragraph-properties fo:text-align="end" style:justify-single-word="false" style:writing-mode="rl-tb"/>
      <style:text-properties officeooo:rsid="00540ae4" officeooo:paragraph-rsid="00540ae4"/>
    </style:style>
    <style:style style:name="P16" style:family="paragraph">
      <loext:graphic-properties draw:fill-color="#ffff38"/>
      <style:text-properties fo:font-size="12pt"/>
    </style:style>
    <style:style style:name="T1" style:family="text">
      <style:text-properties fo:font-size="16pt" style:font-size-asian="16pt" style:font-name-complex="IRTabassom" style:font-size-complex="16pt"/>
    </style:style>
    <style:style style:name="T2" style:family="text">
      <style:text-properties fo:font-size="16pt" officeooo:rsid="0010b39a" style:font-size-asian="16pt" style:font-name-complex="IRTabassom" style:font-size-complex="16pt"/>
    </style:style>
    <style:style style:name="T3" style:family="text">
      <style:text-properties fo:font-size="16pt" style:font-size-asian="16pt" style:font-name-complex="IRZar" style:font-size-complex="16pt"/>
    </style:style>
    <style:style style:name="T4" style:family="text">
      <style:text-properties fo:font-size="16pt" officeooo:rsid="004eabb3" style:font-size-asian="16pt" style:font-name-complex="IRZar" style:font-size-complex="16pt"/>
    </style:style>
    <style:style style:name="T5" style:family="text">
      <style:text-properties fo:font-size="16pt" officeooo:rsid="00505607" style:font-size-asian="16pt" style:font-name-complex="IRZar" style:font-size-complex="16pt"/>
    </style:style>
    <style:style style:name="T6" style:family="text">
      <style:text-properties fo:font-size="16pt" officeooo:rsid="00523d56" style:font-size-asian="16pt" style:font-name-complex="IRZar" style:font-size-complex="16pt"/>
    </style:style>
    <style:style style:name="T7" style:family="text">
      <style:text-properties fo:font-size="16pt" officeooo:rsid="005546f5" style:font-size-asian="16pt" style:font-name-complex="IRZar" style:font-size-complex="16pt"/>
    </style:style>
    <style:style style:name="T8" style:family="text">
      <style:text-properties fo:font-size="16pt" style:font-size-asian="16pt" style:font-size-complex="16pt"/>
    </style:style>
    <style:style style:name="T9" style:family="text">
      <style:text-properties fo:font-weight="bold" officeooo:rsid="00469512"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style:style style:name="gr1" style:family="graphic">
      <style:graphic-properties draw:fill-color="#ffff38" draw:textarea-horizontal-align="justify" draw:textarea-vertical-align="middle" draw:auto-grow-height="false" fo:min-height="8.1563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باسمه تعال</text:span><text:span text:style-name="T2">ی</text:span></text:p>
      <text:p text:style-name="P1"/>
      <text:p text:style-name="P4"><text:span text:style-name="T9">پیگیری‌های لازم</text:span><text:tab/><text:tab/></text:p>
      <text:p text:style-name="P1"/>
      <text:p text:style-name="P2"/>
      <text:p text:style-name="P1"/>
      <text:p text:style-name="P1"><draw:custom-shape text:anchor-type="paragraph" draw:z-index="0" draw:name="Shape 1" draw:style-name="gr1" draw:text-style-name="P16" svg:width="0.7307in" svg:height="8.2276in" svg:x="-0.7866in" svg:y="0.25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1154154581" text:style-name="L8">
        <text:list-item>
          <text:p text:style-name="P6"><text:span text:style-name="T4">دریافت فایل لوگو</text:span></text:p>
        </text:list-item>
        <text:list-item>
          <text:p text:style-name="P7"><text:span text:style-name="T4">ایجاد آرشیو الکترونیکی</text:span></text:p>
        </text:list-item>
        <text:list-item>
          <text:p text:style-name="P7"><text:span text:style-name="T4">آرشیو نام و تلفن‌های مدرسه‌ها</text:span></text:p>
        </text:list-item>
        <text:list-item>
          <text:p text:style-name="P7"><text:span text:style-name="T4"><text:s/>نقشه ایران – مدرسه‌های سمپاد</text:span></text:p>
          <text:list>
            <text:list-item>
              <text:p text:style-name="P13"><text:span text:style-name="T4">م</text:span><text:span text:style-name="T3">شخصات </text:span><text:span text:style-name="T6">تک‌تک مدرسه‌ها</text:span></text:p>
            </text:list-item>
          </text:list>
        </text:list-item>
        <text:list-item>
          <text:p text:style-name="P7"><text:span text:style-name="T4"><text:s/>امکانات مدرسه‌ها</text:span></text:p>
        </text:list-item>
        <text:list-item>
          <text:p text:style-name="P7"><text:span text:style-name="T4"><text:s/>وب‌سایت مدرسه‌ها</text:span></text:p>
          <text:list>
            <text:list-item>
              <text:p text:style-name="P10"><text:span text:style-name="T8">این وب‌سایت به صورت مستقیم از دیدگاه کاربران بیرونی به یاس ارتباط ندارد. صرفاً وب‌سایت مدرسه‌ها است.</text:span></text:p>
            </text:list-item>
          </text:list>
        </text:list-item>
        <text:list-item>
          <text:p text:style-name="P7"><text:span text:style-name="T4">نیروی انسانی</text:span></text:p>
        </text:list-item>
        <text:list-item>
          <text:p text:style-name="P9"><text:span text:style-name="T3">استاندارد مدرسه‌ها</text:span></text:p>
        </text:list-item>
        <text:list-item>
          <text:p text:style-name="P9"><text:span text:style-name="T3">سؤال: </text:span><text:span text:style-name="T5">کمک به مدرسه‌ها به چه صورتی است؟</text:span></text:p>
        </text:list-item>
        <text:list-item>
          <text:p text:style-name="P12"><text:span text:style-name="T3">ایجاد گوگل‌فرم یا پرس‌لاین برای نظر‌سنجی</text:span></text:p>
        </text:list-item>
        <text:list-item>
          <text:p text:style-name="P12"><text:span text:style-name="T3">محاسبه برای افراد مختلف</text:span></text:p>
        </text:list-item>
        <text:list-item>
          <text:p text:style-name="P12"><text:span text:style-name="T3">تدوین فرم محاسبه</text:span></text:p>
        </text:list-item>
        <text:list-item>
          <text:p text:style-name="P12"><text:span text:style-name="T3">اعضای هیات مدیره. اعضای هیات امنا</text:span></text:p>
        </text:list-item>
        <text:list-item>
          <text:p text:style-name="P12"><text:span text:style-name="T3">مدل پروژه‌ای</text:span></text:p>
          <text:list>
            <text:list-item>
              <text:p text:style-name="P11"><text:span text:style-name="T8">خودمان هم باید مد</text:span></text:p>
            </text:list-item>
          </text:list>
        </text:list-item>
        <text:list-item>
          <text:p text:style-name="P13"><text:span text:style-name="T3">وب‌سایت موجود به چه نحوه‌ای ساخته می‌شود؟ کدام تکنولوژی‌ها؟</text:span></text:p>
        </text:list-item>
        <text:list-item>
          <text:p text:style-name="P13"><text:span text:style-name="T3">کسانی که به صورت غیر مالی می‌توانند کمک کنند.</text:span></text:p>
        </text:list-item>
        <text:list-item>
          <text:p text:style-name="P13"><text:span text:style-name="T3">مسائل امنیتی بانک اطّلاعاتی</text:span></text:p>
          <text:list>
            <text:list-item>
              <text:p text:style-name="P13"><text:soft-page-break/><text:span text:style-name="T3">مجتبی تقی‌الطریحه</text:span></text:p>
            </text:list-item>
          </text:list>
        </text:list-item>
        <text:list-item>
          <text:p text:style-name="P14"><text:span text:style-name="T3">موضوع دانش‌آموزان غیر سمپادی</text:span></text:p>
        </text:list-item>
        <text:list-item>
          <text:p text:style-name="P14"><text:span text:style-name="T3">رویداد رونمایی</text:span></text:p>
        </text:list-item>
        <text:list-item>
          <text:p text:style-name="P14"><text:span text:style-name="T3">آقای حاج‌رحیمیان: مسئول رویداد رونمایی</text:span></text:p>
        </text:list-item>
        <text:list-item>
          <text:p text:style-name="P14"><text:span text:style-name="T3">مستقر کردن منشی ( شاید یک دانشجو )</text:span></text:p>
          <text:list>
            <text:list-item>
              <text:p text:style-name="P14"><text:span text:style-name="T3">خانم مسکنی؟؟</text:span></text:p>
            </text:list-item>
          </text:list>
        </text:list-item>
        <text:list-item>
          <text:p text:style-name="P14"><text:span text:style-name="T3">جلسات چهره به چهره</text:span></text:p>
        </text:list-item>
        <text:list-item>
          <text:p text:style-name="P14"><text:span text:style-name="T3">موضوع سرعت عمل پایین هیات امنا</text:span></text:p>
        </text:list-item>
        <text:list-item>
          <text:p text:style-name="P15"><text:span text:style-name="T3">من ۳۰ میلیون تومان می‌خواهم. گرچه ۲۰ میلیون را به عنوان حقوق می‌خواهم.</text:span></text:p>
        </text:list-item>
        <text:list-item>
          <text:p text:style-name="P15"><text:span text:style-name="T3">کمیته‌های امین: </text:span></text:p>
          <text:list>
            <text:list-item>
              <text:p text:style-name="P15"><text:span text:style-name="T3">راهنمایی ۲ – راهنمایی ۱</text:span></text:p>
            </text:list-item>
            <text:list-item>
              <text:p text:style-name="P15"><text:span text:style-name="T3">آیین‌نامه کمیته‌های امین – شاید صرفاً مدیر باید موضوع را به امضای یکی دو نفر برساند.</text:span></text:p>
            </text:list-item>
            <text:list-item>
              <text:p text:style-name="P15"><text:span text:style-name="T3">فکر می‌کنم مجبوریم کمیته‌ها را به صورت مدرسه‌ای پیش ببریم. نه شهری</text:span></text:p>
            </text:list-item>
          </text:list>
        </text:list-item>
        <text:list-item>
          <text:p text:style-name="P15"><text:span text:style-name="T3">آیین‌نامه کمک‌های غیر نقدی</text:span></text:p>
        </text:list-item>
        <text:list-item>
          <text:p text:style-name="P15"><text:span text:style-name="T3">شاید برنامه زمانی اضافه کردن مدرسه‌ها را داشته باشیم.</text:span></text:p>
          <text:list>
            <text:list-item>
              <text:p text:style-name="P15"><text:span text:style-name="T3">یعنی همه مدرسه‌ها با هم اضافه نشوند. با الویت نیازمندی + عدم نیازمندی کار شروع شود. مثلاً حلی ۱ و حلی ۲ خیلی سریع به این لیست اضافه می‌شوند. ولی از قبل توجیه هستند که </text:span><text:span text:style-name="T7">قرار نیست که کمک از طرف بیرون مدرسه صورت بگیرد. یعنی کمکی که ما می‌کنیم این است که اولیاء آن‌ها را متّصل می‌کنیم. از خودشان کمک بگیریم برای آنکه بتوانیم وب‌سایت را بسازیم.</text:span></text:p>
            </text:list-item>
            <text:list-item>
              <text:p text:style-name="P15"><text:span text:style-name="T7"/></text:p>
            </text:list-item>
          </text:list>
        </text:list-item>
      </text:lis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Kamran" svg:font-family="IRKamran"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8:31:28.404042009</meta:creation-date>
    <meta:generator>LibreOffice/7.3.7.2$Linux_X86_64 LibreOffice_project/30$Build-2</meta:generator>
    <dc:date>2025-03-18T13:57:49.718787850</dc:date>
    <meta:editing-duration>PT15H59M49S</meta:editing-duration>
    <meta:editing-cycles>22</meta:editing-cycles>
    <meta:document-statistic meta:table-count="0" meta:image-count="0" meta:object-count="0" meta:page-count="2" meta:paragraph-count="39" meta:word-count="299" meta:character-count="1475" meta:non-whitespace-character-count="1242"/>
  </office:meta>
</office:document-meta>
</file>